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0.8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Survived-formula</text:p>
          </table:table-cell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]=&quot;female&quot;;1;0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]=&quot;female&quot;;1;0)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]=&quot;female&quot;;1;0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]=&quot;female&quot;;1;0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]=&quot;female&quot;;1;0)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]=&quot;female&quot;;1;0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]=&quot;female&quot;;1;0)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]=&quot;female&quot;;1;0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]=&quot;female&quot;;1;0)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]=&quot;female&quot;;1;0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]=&quot;female&quot;;1;0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]=&quot;female&quot;;1;0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]=&quot;female&quot;;1;0)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]=&quot;female&quot;;1;0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]=&quot;female&quot;;1;0)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]=&quot;female&quot;;1;0)"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]=&quot;female&quot;;1;0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]=&quot;female&quot;;1;0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]=&quot;female&quot;;1;0)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]=&quot;female&quot;;1;0)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]=&quot;female&quot;;1;0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]=&quot;female&quot;;1;0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]=&quot;female&quot;;1;0)"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]=&quot;female&quot;;1;0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]=&quot;female&quot;;1;0)"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]=&quot;female&quot;;1;0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]=&quot;female&quot;;1;0)"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]=&quot;female&quot;;1;0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]=&quot;female&quot;;1;0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]=&quot;female&quot;;1;0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]=&quot;female&quot;;1;0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]=&quot;female&quot;;1;0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]=&quot;female&quot;;1;0)"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]=&quot;female&quot;;1;0)"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]=&quot;female&quot;;1;0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]=&quot;female&quot;;1;0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]=&quot;female&quot;;1;0)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]=&quot;female&quot;;1;0)"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]=&quot;female&quot;;1;0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]=&quot;female&quot;;1;0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2]=&quot;female&quot;;1;0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3]=&quot;female&quot;;1;0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4]=&quot;female&quot;;1;0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5]=&quot;female&quot;;1;0)"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6]=&quot;female&quot;;1;0)"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7]=&quot;female&quot;;1;0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8]=&quot;female&quot;;1;0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9]=&quot;female&quot;;1;0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0]=&quot;female&quot;;1;0)"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1]=&quot;female&quot;;1;0)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2]=&quot;female&quot;;1;0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3]=&quot;female&quot;;1;0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4]=&quot;female&quot;;1;0)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5]=&quot;female&quot;;1;0)"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6]=&quot;female&quot;;1;0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7]=&quot;female&quot;;1;0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8]=&quot;female&quot;;1;0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9]=&quot;female&quot;;1;0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0]=&quot;female&quot;;1;0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1]=&quot;female&quot;;1;0)"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2]=&quot;female&quot;;1;0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3]=&quot;female&quot;;1;0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4]=&quot;female&quot;;1;0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5]=&quot;female&quot;;1;0)"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6]=&quot;female&quot;;1;0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7]=&quot;female&quot;;1;0)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8]=&quot;female&quot;;1;0)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9]=&quot;female&quot;;1;0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0]=&quot;female&quot;;1;0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1]=&quot;female&quot;;1;0)"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2]=&quot;female&quot;;1;0)"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3]=&quot;female&quot;;1;0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4]=&quot;female&quot;;1;0)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5]=&quot;female&quot;;1;0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6]=&quot;female&quot;;1;0)"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7]=&quot;female&quot;;1;0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8]=&quot;female&quot;;1;0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9]=&quot;female&quot;;1;0)"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0]=&quot;female&quot;;1;0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1]=&quot;female&quot;;1;0)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2]=&quot;female&quot;;1;0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3]=&quot;female&quot;;1;0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4]=&quot;female&quot;;1;0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5]=&quot;female&quot;;1;0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6]=&quot;female&quot;;1;0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7]=&quot;female&quot;;1;0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8]=&quot;female&quot;;1;0)"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9]=&quot;female&quot;;1;0)"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0]=&quot;female&quot;;1;0)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1]=&quot;female&quot;;1;0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2]=&quot;female&quot;;1;0)"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3]=&quot;female&quot;;1;0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4]=&quot;female&quot;;1;0)"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5]=&quot;female&quot;;1;0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6]=&quot;female&quot;;1;0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7]=&quot;female&quot;;1;0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8]=&quot;female&quot;;1;0)"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9]=&quot;female&quot;;1;0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0]=&quot;female&quot;;1;0)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1]=&quot;female&quot;;1;0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2]=&quot;female&quot;;1;0)"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3]=&quot;female&quot;;1;0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4]=&quot;female&quot;;1;0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5]=&quot;female&quot;;1;0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6]=&quot;female&quot;;1;0)"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7]=&quot;female&quot;;1;0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8]=&quot;female&quot;;1;0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9]=&quot;female&quot;;1;0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0]=&quot;female&quot;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1]=&quot;female&quot;;1;0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2]=&quot;female&quot;;1;0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3]=&quot;female&quot;;1;0)"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4]=&quot;female&quot;;1;0)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5]=&quot;female&quot;;1;0)"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6]=&quot;female&quot;;1;0)"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7]=&quot;female&quot;;1;0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8]=&quot;female&quot;;1;0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9]=&quot;female&quot;;1;0)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0]=&quot;female&quot;;1;0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1]=&quot;female&quot;;1;0)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2]=&quot;female&quot;;1;0)"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3]=&quot;female&quot;;1;0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4]=&quot;female&quot;;1;0)"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5]=&quot;female&quot;;1;0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6]=&quot;female&quot;;1;0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7]=&quot;female&quot;;1;0)"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8]=&quot;female&quot;;1;0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9]=&quot;female&quot;;1;0)"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0]=&quot;female&quot;;1;0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1]=&quot;female&quot;;1;0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2]=&quot;female&quot;;1;0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3]=&quot;female&quot;;1;0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34]=&quot;female&quot;;1;0)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5]=&quot;female&quot;;1;0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6]=&quot;female&quot;;1;0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7]=&quot;female&quot;;1;0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8]=&quot;female&quot;;1;0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9]=&quot;female&quot;;1;0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0]=&quot;female&quot;;1;0)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1]=&quot;female&quot;;1;0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2]=&quot;female&quot;;1;0)"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3]=&quot;female&quot;;1;0)"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4]=&quot;female&quot;;1;0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5]=&quot;female&quot;;1;0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6]=&quot;female&quot;;1;0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7]=&quot;female&quot;;1;0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8]=&quot;female&quot;;1;0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9]=&quot;female&quot;;1;0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0]=&quot;female&quot;;1;0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1]=&quot;female&quot;;1;0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2]=&quot;female&quot;;1;0)"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3]=&quot;female&quot;;1;0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4]=&quot;female&quot;;1;0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5]=&quot;female&quot;;1;0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6]=&quot;female&quot;;1;0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7]=&quot;female&quot;;1;0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8]=&quot;female&quot;;1;0)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9]=&quot;female&quot;;1;0)"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0]=&quot;female&quot;;1;0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1]=&quot;female&quot;;1;0)"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2]=&quot;female&quot;;1;0)"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3]=&quot;female&quot;;1;0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4]=&quot;female&quot;;1;0)"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5]=&quot;female&quot;;1;0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6]=&quot;female&quot;;1;0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7]=&quot;female&quot;;1;0)"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8]=&quot;female&quot;;1;0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9]=&quot;female&quot;;1;0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0]=&quot;female&quot;;1;0)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1]=&quot;female&quot;;1;0)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2]=&quot;female&quot;;1;0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3]=&quot;female&quot;;1;0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4]=&quot;female&quot;;1;0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5]=&quot;female&quot;;1;0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6]=&quot;female&quot;;1;0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7]=&quot;female&quot;;1;0)"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8]=&quot;female&quot;;1;0)"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9]=&quot;female&quot;;1;0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0]=&quot;female&quot;;1;0)"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1]=&quot;female&quot;;1;0)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2]=&quot;female&quot;;1;0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3]=&quot;female&quot;;1;0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4]=&quot;female&quot;;1;0)"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5]=&quot;female&quot;;1;0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6]=&quot;female&quot;;1;0)"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7]=&quot;female&quot;;1;0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8]=&quot;female&quot;;1;0)"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9]=&quot;female&quot;;1;0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90]=&quot;female&quot;;1;0)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1]=&quot;female&quot;;1;0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2]=&quot;female&quot;;1;0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3]=&quot;female&quot;;1;0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4]=&quot;female&quot;;1;0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5]=&quot;female&quot;;1;0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6]=&quot;female&quot;;1;0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7]=&quot;female&quot;;1;0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8]=&quot;female&quot;;1;0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99]=&quot;female&quot;;1;0)"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0]=&quot;female&quot;;1;0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1]=&quot;female&quot;;1;0)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2]=&quot;female&quot;;1;0)"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3]=&quot;female&quot;;1;0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4]=&quot;female&quot;;1;0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5]=&quot;female&quot;;1;0)"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6]=&quot;female&quot;;1;0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7]=&quot;female&quot;;1;0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8]=&quot;female&quot;;1;0)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9]=&quot;female&quot;;1;0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0]=&quot;female&quot;;1;0)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1]=&quot;female&quot;;1;0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2]=&quot;female&quot;;1;0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3]=&quot;female&quot;;1;0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4]=&quot;female&quot;;1;0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5]=&quot;female&quot;;1;0)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6]=&quot;female&quot;;1;0)"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7]=&quot;female&quot;;1;0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8]=&quot;female&quot;;1;0)"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9]=&quot;female&quot;;1;0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0]=&quot;female&quot;;1;0)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1]=&quot;female&quot;;1;0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2]=&quot;female&quot;;1;0)"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3]=&quot;female&quot;;1;0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4]=&quot;female&quot;;1;0)"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5]=&quot;female&quot;;1;0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6]=&quot;female&quot;;1;0)"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7]=&quot;female&quot;;1;0)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8]=&quot;female&quot;;1;0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9]=&quot;female&quot;;1;0)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0]=&quot;female&quot;;1;0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1]=&quot;female&quot;;1;0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2]=&quot;female&quot;;1;0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33]=&quot;female&quot;;1;0)"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4]=&quot;female&quot;;1;0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5]=&quot;female&quot;;1;0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6]=&quot;female&quot;;1;0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7]=&quot;female&quot;;1;0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8]=&quot;female&quot;;1;0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9]=&quot;female&quot;;1;0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0]=&quot;female&quot;;1;0)"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1]=&quot;female&quot;;1;0)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2]=&quot;female&quot;;1;0)"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3]=&quot;female&quot;;1;0)"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4]=&quot;female&quot;;1;0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5]=&quot;female&quot;;1;0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6]=&quot;female&quot;;1;0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7]=&quot;female&quot;;1;0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8]=&quot;female&quot;;1;0)"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9]=&quot;female&quot;;1;0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0]=&quot;female&quot;;1;0)"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1]=&quot;female&quot;;1;0)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2]=&quot;female&quot;;1;0)"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3]=&quot;female&quot;;1;0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4]=&quot;female&quot;;1;0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5]=&quot;female&quot;;1;0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6]=&quot;female&quot;;1;0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7]=&quot;female&quot;;1;0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8]=&quot;female&quot;;1;0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9]=&quot;female&quot;;1;0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0]=&quot;female&quot;;1;0)"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1]=&quot;female&quot;;1;0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2]=&quot;female&quot;;1;0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3]=&quot;female&quot;;1;0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4]=&quot;female&quot;;1;0)"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5]=&quot;female&quot;;1;0)"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6]=&quot;female&quot;;1;0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7]=&quot;female&quot;;1;0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8]=&quot;female&quot;;1;0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9]=&quot;female&quot;;1;0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0]=&quot;female&quot;;1;0)"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1]=&quot;female&quot;;1;0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2]=&quot;female&quot;;1;0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3]=&quot;female&quot;;1;0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4]=&quot;female&quot;;1;0)"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5]=&quot;female&quot;;1;0)"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6]=&quot;female&quot;;1;0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7]=&quot;female&quot;;1;0)"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8]=&quot;female&quot;;1;0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9]=&quot;female&quot;;1;0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0]=&quot;female&quot;;1;0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1]=&quot;female&quot;;1;0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2]=&quot;female&quot;;1;0)"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3]=&quot;female&quot;;1;0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4]=&quot;female&quot;;1;0)"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5]=&quot;female&quot;;1;0)"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6]=&quot;female&quot;;1;0)"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7]=&quot;female&quot;;1;0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8]=&quot;female&quot;;1;0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9]=&quot;female&quot;;1;0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0]=&quot;female&quot;;1;0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1]=&quot;female&quot;;1;0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2]=&quot;female&quot;;1;0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93]=&quot;female&quot;;1;0)"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4]=&quot;female&quot;;1;0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5]=&quot;female&quot;;1;0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6]=&quot;female&quot;;1;0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7]=&quot;female&quot;;1;0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98]=&quot;female&quot;;1;0)"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9]=&quot;female&quot;;1;0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0]=&quot;female&quot;;1;0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1]=&quot;female&quot;;1;0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2]=&quot;female&quot;;1;0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3]=&quot;female&quot;;1;0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4]=&quot;female&quot;;1;0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5]=&quot;female&quot;;1;0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06]=&quot;female&quot;;1;0)"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07]=&quot;female&quot;;1;0)"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8]=&quot;female&quot;;1;0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9]=&quot;female&quot;;1;0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0]=&quot;female&quot;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1]=&quot;female&quot;;1;0)"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2]=&quot;female&quot;;1;0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3]=&quot;female&quot;;1;0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4]=&quot;female&quot;;1;0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5]=&quot;female&quot;;1;0)"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6]=&quot;female&quot;;1;0)"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7]=&quot;female&quot;;1;0)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8]=&quot;female&quot;;1;0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9]=&quot;female&quot;;1;0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0]=&quot;female&quot;;1;0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1]=&quot;female&quot;;1;0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2]=&quot;female&quot;;1;0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3]=&quot;female&quot;;1;0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4]=&quot;female&quot;;1;0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5]=&quot;female&quot;;1;0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26]=&quot;female&quot;;1;0)"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7]=&quot;female&quot;;1;0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28]=&quot;female&quot;;1;0)"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9]=&quot;female&quot;;1;0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0]=&quot;female&quot;;1;0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1]=&quot;female&quot;;1;0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32]=&quot;female&quot;;1;0)"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3]=&quot;female&quot;;1;0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4]=&quot;female&quot;;1;0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35]=&quot;female&quot;;1;0)"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6]=&quot;female&quot;;1;0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7]=&quot;female&quot;;1;0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8]=&quot;female&quot;;1;0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9]=&quot;female&quot;;1;0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0]=&quot;female&quot;;1;0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1]=&quot;female&quot;;1;0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2]=&quot;female&quot;;1;0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3]=&quot;female&quot;;1;0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4]=&quot;female&quot;;1;0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5]=&quot;female&quot;;1;0)"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6]=&quot;female&quot;;1;0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7]=&quot;female&quot;;1;0)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8]=&quot;female&quot;;1;0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9]=&quot;female&quot;;1;0)"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0]=&quot;female&quot;;1;0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1]=&quot;female&quot;;1;0)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2]=&quot;female&quot;;1;0)"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3]=&quot;female&quot;;1;0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4]=&quot;female&quot;;1;0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5]=&quot;female&quot;;1;0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6]=&quot;female&quot;;1;0)"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7]=&quot;female&quot;;1;0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8]=&quot;female&quot;;1;0)"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9]=&quot;female&quot;;1;0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0]=&quot;female&quot;;1;0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1]=&quot;female&quot;;1;0)"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2]=&quot;female&quot;;1;0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3]=&quot;female&quot;;1;0)"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4]=&quot;female&quot;;1;0)"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5]=&quot;female&quot;;1;0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6]=&quot;female&quot;;1;0)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7]=&quot;female&quot;;1;0)"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8]=&quot;female&quot;;1;0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9]=&quot;female&quot;;1;0)"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0]=&quot;female&quot;;1;0)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1]=&quot;female&quot;;1;0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2]=&quot;female&quot;;1;0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3]=&quot;female&quot;;1;0)"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4]=&quot;female&quot;;1;0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5]=&quot;female&quot;;1;0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6]=&quot;female&quot;;1;0)"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7]=&quot;female&quot;;1;0)"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8]=&quot;female&quot;;1;0)"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9]=&quot;female&quot;;1;0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0]=&quot;female&quot;;1;0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1]=&quot;female&quot;;1;0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2]=&quot;female&quot;;1;0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3]=&quot;female&quot;;1;0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4]=&quot;female&quot;;1;0)"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5]=&quot;female&quot;;1;0)"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6]=&quot;female&quot;;1;0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7]=&quot;female&quot;;1;0)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8]=&quot;female&quot;;1;0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9]=&quot;female&quot;;1;0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0]=&quot;female&quot;;1;0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1]=&quot;female&quot;;1;0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2]=&quot;female&quot;;1;0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3]=&quot;female&quot;;1;0)"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4]=&quot;female&quot;;1;0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5]=&quot;female&quot;;1;0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6]=&quot;female&quot;;1;0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7]=&quot;female&quot;;1;0)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8]=&quot;female&quot;;1;0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9]=&quot;female&quot;;1;0)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0]=&quot;female&quot;;1;0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1]=&quot;female&quot;;1;0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02]=&quot;female&quot;;1;0)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3]=&quot;female&quot;;1;0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04]=&quot;female&quot;;1;0)"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5]=&quot;female&quot;;1;0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6]=&quot;female&quot;;1;0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7]=&quot;female&quot;;1;0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8]=&quot;female&quot;;1;0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9]=&quot;female&quot;;1;0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0]=&quot;female&quot;;1;0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1]=&quot;female&quot;;1;0)"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2]=&quot;female&quot;;1;0)"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3]=&quot;female&quot;;1;0)"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4]=&quot;female&quot;;1;0)"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5]=&quot;female&quot;;1;0)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6]=&quot;female&quot;;1;0)"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7]=&quot;female&quot;;1;0)"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8]=&quot;female&quot;;1;0)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9]=&quot;female&quot;;1;0)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13:03:46.144105724</dc:date>
    <dc:creator>Michael Bateman</dc:creator>
    <meta:document-statistic meta:table-count="1" meta:cell-count="5033" meta:object-count="0"/>
    <meta:generator>LibreOffice/4.2.4.2$Linux_X86_64 LibreOffice_project/420m0$Build-2</meta:generator>
  </office:meta>
</office:document-meta>
</file>